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427000001D80231D6ACC263EE0A.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6.9035in" table:align="left" style:writing-mode="lr-tb"/>
    </style:style>
    <style:style style:name="Table1.A" style:family="table-column">
      <style:table-column-properties style:column-width="0.9194in"/>
    </style:style>
    <style:style style:name="Table1.B" style:family="table-column">
      <style:table-column-properties style:column-width="1.3785in"/>
    </style:style>
    <style:style style:name="Table1.C" style:family="table-column">
      <style:table-column-properties style:column-width="4.6056in"/>
    </style:style>
    <style:style style:name="Table1.1" style:family="table-row">
      <style:table-row-properties style:min-row-height="0.2451in" fo:keep-together="always"/>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 style:family="table-cell">
      <style:table-cell-properties style:vertical-align="top" fo:padding-left="0.075in" fo:padding-right="0.075in" fo:padding-top="0in" fo:padding-bottom="0in" fo:border="0.5pt solid #000000" style:writing-mode="lr-tb"/>
    </style:style>
    <style:style style:name="Table1.2" style:family="table-row">
      <style:table-row-properties style:min-row-height="0.2722in" fo:keep-together="always"/>
    </style:style>
    <style:style style:name="Table1.A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 style:family="table">
      <style:table-properties style:width="6.9688in" fo:margin-left="0.0104in" fo:margin-right="0.0208in" table:align="margins" style:writing-mode="lr-tb"/>
    </style:style>
    <style:style style:name="Table2.A" style:family="table-column">
      <style:table-column-properties style:column-width="0.7813in" style:rel-column-width="7346*"/>
    </style:style>
    <style:style style:name="Table2.B" style:family="table-column">
      <style:table-column-properties style:column-width="6.1875in" style:rel-column-width="58189*"/>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1" style:family="table-cell">
      <style:table-cell-properties style:vertical-align="top" fo:padding-left="0.075in" fo:padding-right="0.075in" fo:padding-top="0in" fo:padding-bottom="0in" fo:border="0.5pt solid #000000" style:writing-mode="lr-tb"/>
    </style:style>
    <style:style style:name="P1" style:family="paragraph" style:parent-style-name="Footer">
      <style:text-properties officeooo:paragraph-rsid="0025e651"/>
    </style:style>
    <style:style style:name="P2" style:family="paragraph" style:parent-style-name="Standard">
      <style:paragraph-properties fo:margin-top="0.111in" fo:margin-bottom="0in" loext:contextual-spacing="false"/>
    </style:style>
    <style:style style:name="P3" style:family="paragraph" style:parent-style-name="Legals">
      <style:text-properties officeooo:paragraph-rsid="0025e651"/>
    </style:style>
    <style:style style:name="P4"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5" style:family="paragraph" style:parent-style-name="CellBody">
      <style:paragraph-properties fo:keep-with-next="always" style:snap-to-layout-grid="false"/>
      <style:text-properties fo:language="en" fo:country="US" style:language-complex="ar" style:country-complex="SA"/>
    </style:style>
    <style:style style:name="P6" style:family="paragraph" style:parent-style-name="Abstract">
      <style:text-properties fo:font-size="16pt" fo:language="en" fo:country="US" fo:font-weight="bold" style:font-size-asian="16pt" style:font-weight-asian="bold" style:language-complex="ar" style:country-complex="SA"/>
    </style:style>
    <style:style style:name="P7" style:family="paragraph" style:parent-style-name="Abstract">
      <style:text-properties fo:language="en" fo:country="US" style:language-complex="ar" style:country-complex="SA"/>
    </style:style>
    <style:style style:name="P8" style:family="paragraph" style:parent-style-name="CellBody">
      <style:paragraph-properties style:snap-to-layout-grid="false"/>
      <style:text-properties fo:language="en" fo:country="US" style:language-complex="ar" style:country-complex="SA"/>
    </style:style>
    <style:style style:name="P9" style:family="paragraph" style:parent-style-name="Document_20_Title">
      <style:text-properties fo:language="en" fo:country="US" style:language-complex="ar" style:country-complex="SA"/>
    </style:style>
    <style:style style:name="P10" style:family="paragraph" style:parent-style-name="Body">
      <style:text-properties officeooo:paragraph-rsid="0021c380"/>
    </style:style>
    <style:style style:name="P11" style:family="paragraph" style:parent-style-name="Body">
      <style:text-properties fo:language="en" fo:country="US" style:language-complex="ar" style:country-complex="SA"/>
    </style:style>
    <style:style style:name="P12" style:family="paragraph" style:parent-style-name="Body">
      <style:text-properties fo:language="en" fo:country="US" officeooo:rsid="001febee" officeooo:paragraph-rsid="0021c380" style:language-complex="ar" style:country-complex="SA"/>
    </style:style>
    <style:style style:name="P13" style:family="paragraph" style:parent-style-name="Body">
      <style:paragraph-properties fo:text-align="start" style:justify-single-word="false"/>
      <style:text-properties fo:font-size="12pt" fo:language="en" fo:country="US" fo:font-weight="bold" officeooo:rsid="001febee" officeooo:paragraph-rsid="0021c380" style:font-size-asian="12pt" style:font-weight-asian="bold" style:font-size-complex="12pt" style:language-complex="ar" style:country-complex="SA"/>
    </style:style>
    <style:style style:name="P14" style:family="paragraph" style:parent-style-name="Standard">
      <style:text-properties style:font-name="Arial" fo:font-size="9pt" fo:language="en" fo:country="US" officeooo:paragraph-rsid="0021c380" style:font-size-asian="9pt" style:font-size-complex="9pt" style:language-complex="ar" style:country-complex="SA"/>
    </style:style>
    <style:style style:name="P15" style:family="paragraph" style:parent-style-name="Standard">
      <style:text-properties style:font-name="Arial" fo:language="en" fo:country="US" officeooo:paragraph-rsid="0021c380" style:language-complex="ar" style:country-complex="SA"/>
    </style:style>
    <style:style style:name="P16" style:family="paragraph" style:parent-style-name="Standard">
      <style:text-properties style:font-name="Arial" fo:language="en" fo:country="US" officeooo:rsid="001febee" officeooo:paragraph-rsid="0021c380" style:language-complex="ar" style:country-complex="SA"/>
    </style:style>
    <style:style style:name="P17" style:family="paragraph" style:parent-style-name="Standard">
      <style:text-properties fo:language="en" fo:country="US" style:language-complex="ar" style:country-complex="SA"/>
    </style:style>
    <style:style style:name="P18" style:family="paragraph" style:parent-style-name="Heading_20_1">
      <style:text-properties fo:language="en" fo:country="US" style:language-complex="ar" style:country-complex="SA"/>
    </style:style>
    <style:style style:name="P19" style:family="paragraph" style:parent-style-name="Heading_20_1">
      <style:paragraph-properties fo:break-before="page"/>
      <style:text-properties fo:language="en" fo:country="US" style:language-complex="ar" style:country-complex="SA"/>
    </style:style>
    <style:style style:name="P20" style:family="paragraph" style:parent-style-name="Heading_20_2">
      <style:text-properties fo:language="en" fo:country="US" style:language-complex="ar" style:country-complex="SA"/>
    </style:style>
    <style:style style:name="P21" style:family="paragraph" style:parent-style-name="Heading_20_2">
      <style:text-properties fo:language="en" fo:country="US" officeooo:rsid="0021c380" officeooo:paragraph-rsid="0021c380" style:language-complex="ar" style:country-complex="SA"/>
    </style:style>
    <style:style style:name="P22" style:family="paragraph" style:parent-style-name="Heading_20_2">
      <style:text-properties fo:language="en" fo:country="US" officeooo:rsid="001febee" officeooo:paragraph-rsid="0021c380" style:language-complex="ar" style:country-complex="SA"/>
    </style:style>
    <style:style style:name="P23" style:family="paragraph" style:parent-style-name="Heading_20_2">
      <style:text-properties fo:language="en" fo:country="US" officeooo:paragraph-rsid="001febee" style:language-complex="ar" style:country-complex="SA"/>
    </style:style>
    <style:style style:name="P24" style:family="paragraph" style:parent-style-name="Heading_20_2">
      <style:text-properties officeooo:rsid="003c1b69" officeooo:paragraph-rsid="003c1b69"/>
    </style:style>
    <style:style style:name="P25" style:family="paragraph">
      <style:text-properties fo:language="en" fo:country="US" style:language-complex="ar" style:country-complex="SA"/>
    </style:style>
    <style:style style:name="P26" style:family="paragraph">
      <style:text-properties fo:language="en" fo:country="US" officeooo:rsid="002aab89" officeooo:paragraph-rsid="002aab89" style:language-complex="ar" style:country-complex="SA"/>
    </style:style>
    <style:style style:name="P27" style:family="paragraph">
      <style:text-properties fo:language="en" fo:country="US" officeooo:rsid="002dfeae" officeooo:paragraph-rsid="002dfeae" style:language-complex="ar" style:country-complex="SA"/>
    </style:style>
    <style:style style:name="P28" style:family="paragraph">
      <style:text-properties fo:language="en" fo:country="US" officeooo:rsid="0031fafa" officeooo:paragraph-rsid="0031fafa" style:language-complex="ar" style:country-complex="SA"/>
    </style:style>
    <style:style style:name="P29" style:family="paragraph">
      <style:paragraph-properties style:writing-mode="lr-tb"/>
      <style:text-properties officeooo:rsid="002aab89" officeooo:paragraph-rsid="002aab89"/>
    </style:style>
    <style:style style:name="P30" style:family="paragraph">
      <style:paragraph-properties style:writing-mode="lr-tb"/>
      <style:text-properties fo:language="en" fo:country="US" officeooo:rsid="003b9673" officeooo:paragraph-rsid="003b9673" style:language-complex="ar" style:country-complex="SA"/>
    </style:style>
    <style:style style:name="P31" style:family="paragraph" style:parent-style-name="Body">
      <style:text-properties fo:language="en" fo:country="US" officeooo:rsid="002aab89" officeooo:paragraph-rsid="002aab89" style:language-complex="ar" style:country-complex="SA"/>
    </style:style>
    <style:style style:name="P32" style:family="paragraph" style:parent-style-name="Body">
      <style:text-properties fo:language="en" fo:country="US" officeooo:rsid="002c2442" officeooo:paragraph-rsid="002c2442" style:language-complex="ar" style:country-complex="SA"/>
    </style:style>
    <style:style style:name="P33" style:family="paragraph" style:parent-style-name="Body">
      <style:text-properties fo:language="en" fo:country="US" officeooo:rsid="0031fafa" officeooo:paragraph-rsid="0031fafa" style:language-complex="ar" style:country-complex="SA"/>
    </style:style>
    <style:style style:name="P34" style:family="paragraph" style:parent-style-name="Body">
      <style:text-properties fo:language="en" fo:country="US" officeooo:rsid="003304db" officeooo:paragraph-rsid="003304db" style:language-complex="ar" style:country-complex="SA"/>
    </style:style>
    <style:style style:name="P35" style:family="paragraph" style:parent-style-name="Body">
      <style:text-properties fo:language="en" fo:country="US" officeooo:rsid="0033f26c" officeooo:paragraph-rsid="0033f26c" style:language-complex="ar" style:country-complex="SA"/>
    </style:style>
    <style:style style:name="P36" style:family="paragraph" style:parent-style-name="Body">
      <style:text-properties fo:language="en" fo:country="US" officeooo:rsid="0035034d" officeooo:paragraph-rsid="0035034d" style:language-complex="ar" style:country-complex="SA"/>
    </style:style>
    <style:style style:name="P37" style:family="paragraph" style:parent-style-name="Body">
      <style:text-properties fo:language="en" fo:country="US" officeooo:rsid="0035034d" officeooo:paragraph-rsid="0036acd3" style:language-complex="ar" style:country-complex="SA"/>
    </style:style>
    <style:style style:name="P38" style:family="paragraph" style:parent-style-name="Body">
      <style:text-properties fo:language="en" fo:country="US" officeooo:rsid="0035034d" officeooo:paragraph-rsid="0045e67a" style:language-complex="ar" style:country-complex="SA"/>
    </style:style>
    <style:style style:name="P39" style:family="paragraph" style:parent-style-name="Body">
      <style:text-properties fo:language="en" fo:country="US" officeooo:rsid="0035ea2a" officeooo:paragraph-rsid="00492136" style:language-complex="ar" style:country-complex="SA"/>
    </style:style>
    <style:style style:name="P40" style:family="paragraph" style:parent-style-name="Body">
      <style:text-properties fo:language="en" fo:country="US" officeooo:rsid="003b9673" officeooo:paragraph-rsid="003b9673" style:language-complex="ar" style:country-complex="SA"/>
    </style:style>
    <style:style style:name="P41" style:family="paragraph" style:parent-style-name="Body">
      <style:text-properties fo:language="en" fo:country="US" officeooo:rsid="00492136" officeooo:paragraph-rsid="00492136" style:language-complex="ar" style:country-complex="SA"/>
    </style:style>
    <style:style style:name="P42" style:family="paragraph" style:parent-style-name="Body">
      <style:text-properties officeooo:paragraph-rsid="002b3050"/>
    </style:style>
    <style:style style:name="P43" style:family="paragraph" style:parent-style-name="Body">
      <style:text-properties officeooo:rsid="002b7ac1" officeooo:paragraph-rsid="002b7ac1"/>
    </style:style>
    <style:style style:name="P44" style:family="paragraph" style:parent-style-name="Body">
      <style:text-properties officeooo:rsid="0033f26c" officeooo:paragraph-rsid="0033f26c"/>
    </style:style>
    <style:style style:name="P45" style:family="paragraph" style:parent-style-name="Body">
      <style:text-properties officeooo:rsid="0035034d" officeooo:paragraph-rsid="0035034d"/>
    </style:style>
    <style:style style:name="P46" style:family="paragraph" style:parent-style-name="Body">
      <style:text-properties officeooo:rsid="0036acd3" officeooo:paragraph-rsid="004ae311"/>
    </style:style>
    <style:style style:name="P47" style:family="paragraph" style:parent-style-name="Body">
      <style:text-properties officeooo:rsid="0037f257" officeooo:paragraph-rsid="004c29bd"/>
    </style:style>
    <style:style style:name="P48" style:family="paragraph" style:parent-style-name="Body">
      <style:text-properties officeooo:rsid="003b1ebc" officeooo:paragraph-rsid="004c8d0f"/>
    </style:style>
    <style:style style:name="P49" style:family="paragraph" style:parent-style-name="Body">
      <style:text-properties officeooo:rsid="003cde01" officeooo:paragraph-rsid="005342f8"/>
    </style:style>
    <style:style style:name="P50" style:family="paragraph" style:parent-style-name="Body">
      <style:text-properties officeooo:rsid="005342f8" officeooo:paragraph-rsid="005342f8"/>
    </style:style>
    <style:style style:name="P51" style:family="paragraph" style:parent-style-name="Body" style:master-page-name="">
      <loext:graphic-properties draw:fill="none"/>
      <style:paragraph-properties fo:margin-left="0.25in" fo:margin-right="0in" fo:margin-top="0.0835in" fo:margin-bottom="0.0835in" loext:contextual-spacing="false" fo:text-align="justify" style:justify-single-word="false" fo:orphans="2" fo:widows="2" fo:text-indent="0in" style:auto-text-indent="false" style:page-number="auto" fo:background-color="transparent" style:writing-mode="lr-tb">
        <style:tab-stops>
          <style:tab-stop style:position="3.9374in"/>
        </style:tab-stops>
      </style:paragraph-properties>
      <style:text-properties style:font-name="Courier New2" fo:language="en" fo:country="US" officeooo:rsid="0035034d" officeooo:paragraph-rsid="0035034d" style:language-complex="ar" style:country-complex="SA"/>
    </style:style>
    <style:style style:name="P52" style:family="paragraph" style:parent-style-name="Body" style:master-page-name="">
      <loext:graphic-properties draw:fill="none"/>
      <style:paragraph-properties fo:margin-left="0.25in" fo:margin-right="0in" fo:margin-top="0.0835in" fo:margin-bottom="0.0835in" loext:contextual-spacing="false" fo:text-align="justify" style:justify-single-word="false" fo:orphans="2" fo:widows="2" fo:text-indent="0in" style:auto-text-indent="false" style:page-number="auto" fo:background-color="transparent" style:writing-mode="lr-tb">
        <style:tab-stops>
          <style:tab-stop style:position="3.9374in"/>
        </style:tab-stops>
      </style:paragraph-properties>
      <style:text-properties style:font-name="Courier New2" fo:language="en" fo:country="US" officeooo:rsid="0035034d" officeooo:paragraph-rsid="0036acd3" style:language-complex="ar" style:country-complex="SA"/>
    </style:style>
    <style:style style:name="P53" style:family="paragraph" style:parent-style-name="Body" style:master-page-name="">
      <loext:graphic-properties draw:fill="none"/>
      <style:paragraph-properties fo:margin-left="0.25in" fo:margin-right="0in" fo:margin-top="0.0835in" fo:margin-bottom="0.0835in" loext:contextual-spacing="false" fo:text-align="justify" style:justify-single-word="false" fo:orphans="2" fo:widows="2" fo:text-indent="0in" style:auto-text-indent="false" style:page-number="auto" fo:background-color="transparent" style:writing-mode="lr-tb">
        <style:tab-stops>
          <style:tab-stop style:position="3.9374in"/>
        </style:tab-stops>
      </style:paragraph-properties>
      <style:text-properties style:font-name="Courier New2" fo:language="en" fo:country="US" officeooo:rsid="0035034d" officeooo:paragraph-rsid="0037f257" style:language-complex="ar" style:country-complex="SA"/>
    </style:style>
    <style:style style:name="P54" style:family="paragraph" style:parent-style-name="Body" style:master-page-name="">
      <loext:graphic-properties draw:fill="none"/>
      <style:paragraph-properties fo:margin-left="0.25in" fo:margin-right="0in" fo:margin-top="0.0835in" fo:margin-bottom="0.0835in" loext:contextual-spacing="false" fo:text-align="justify" style:justify-single-word="false" fo:orphans="2" fo:widows="2" fo:text-indent="0in" style:auto-text-indent="false" style:page-number="auto" fo:background-color="transparent" style:writing-mode="lr-tb">
        <style:tab-stops>
          <style:tab-stop style:position="3.9374in"/>
        </style:tab-stops>
      </style:paragraph-properties>
      <style:text-properties style:font-name="Courier New2" fo:language="en" fo:country="US" officeooo:rsid="0035034d" officeooo:paragraph-rsid="005342f8" style:language-complex="ar" style:country-complex="SA"/>
    </style:style>
    <style:style style:name="P55" style:family="paragraph" style:parent-style-name="Contents_20_1">
      <style:paragraph-properties>
        <style:tab-stops>
          <style:tab-stop style:position="6in" style:leader-style="dotted" style:leader-text="."/>
          <style:tab-stop style:position="6.5in" style:type="right" style:leader-style="dotted" style:leader-text="."/>
        </style:tab-stops>
      </style:paragraph-properties>
    </style:style>
    <style:style style:name="P56" style:family="paragraph" style:parent-style-name="Contents_20_2">
      <style:paragraph-properties>
        <style:tab-stops>
          <style:tab-stop style:position="5.7in" style:leader-style="dotted" style:leader-text="."/>
          <style:tab-stop style:position="6.2in" style:type="right" style:leader-style="dotted" style:leader-text="."/>
        </style:tab-stops>
      </style:paragraph-properties>
    </style:style>
    <style:style style:name="P57"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58" style:family="paragraph">
      <style:text-properties fo:language="en" fo:country="US" officeooo:rsid="002955a2" officeooo:paragraph-rsid="002955a2" style:language-complex="ar" style:country-complex="SA"/>
    </style:style>
    <style:style style:name="P59" style:family="paragraph" style:parent-style-name="CellBody">
      <style:text-properties fo:language="en" fo:country="US" officeooo:rsid="002955a2" officeooo:paragraph-rsid="002955a2" style:language-complex="ar" style:country-complex="SA"/>
    </style:style>
    <style:style style:name="P60" style:family="paragraph" style:parent-style-name="CellBody">
      <style:paragraph-properties style:snap-to-layout-grid="false"/>
      <style:text-properties fo:language="en" fo:country="US" officeooo:rsid="004ff2f1" officeooo:paragraph-rsid="004ff2f1" style:language-complex="ar" style:country-complex="SA"/>
    </style:style>
    <style:style style:name="P61" style:family="paragraph" style:parent-style-name="CellBody">
      <style:text-properties fo:language="en" fo:country="US" officeooo:rsid="004ff2f1" officeooo:paragraph-rsid="004ff2f1" style:language-complex="ar" style:country-complex="SA"/>
    </style:style>
    <style:style style:name="P62" style:family="paragraph" style:parent-style-name="CellBody">
      <style:paragraph-properties fo:keep-with-next="always" style:snap-to-layout-grid="false"/>
      <style:text-properties fo:language="en" fo:country="US" officeooo:rsid="003b9673" officeooo:paragraph-rsid="003b9673" style:language-complex="ar" style:country-complex="SA"/>
    </style:style>
    <style:style style:name="P63" style:family="paragraph" style:parent-style-name="Definition_20_Term">
      <style:text-properties fo:language="en" fo:country="US" style:language-complex="ar" style:country-complex="SA"/>
    </style:style>
    <style:style style:name="P64" style:family="paragraph" style:parent-style-name="Definition_20_Term">
      <style:text-properties officeooo:paragraph-rsid="002aab89"/>
    </style:style>
    <style:style style:name="T1" style:family="text">
      <style:text-properties officeooo:rsid="001febee"/>
    </style:style>
    <style:style style:name="T2" style:family="text">
      <style:text-properties fo:font-size="14pt" fo:font-weight="normal" style:font-size-asian="14pt" style:font-weight-asian="normal"/>
    </style:style>
    <style:style style:name="T3" style:family="text">
      <style:text-properties fo:language="en" fo:country="US" style:language-complex="ar" style:country-complex="SA"/>
    </style:style>
    <style:style style:name="T4" style:family="text">
      <style:text-properties fo:language="en" fo:country="US" officeooo:rsid="001febee" style:language-complex="ar" style:country-complex="SA"/>
    </style:style>
    <style:style style:name="T5" style:family="text">
      <style:text-properties fo:language="en" fo:country="US" officeooo:rsid="002aab89" style:language-complex="ar" style:country-complex="SA"/>
    </style:style>
    <style:style style:name="T6" style:family="text">
      <style:text-properties fo:language="en" fo:country="US" officeooo:rsid="002b3050" style:language-complex="ar" style:country-complex="SA"/>
    </style:style>
    <style:style style:name="T7" style:family="text">
      <style:text-properties fo:language="en" fo:country="US" officeooo:rsid="002b7ac1" style:language-complex="ar" style:country-complex="SA"/>
    </style:style>
    <style:style style:name="T8" style:family="text">
      <style:text-properties fo:language="en" fo:country="US" officeooo:rsid="0035034d" style:language-complex="ar" style:country-complex="SA"/>
    </style:style>
    <style:style style:name="T9" style:family="text">
      <style:text-properties fo:language="en" fo:country="US" officeooo:rsid="003b9673" style:language-complex="ar" style:country-complex="SA"/>
    </style:style>
    <style:style style:name="T10" style:family="text">
      <style:text-properties fo:language="en" fo:country="US" officeooo:rsid="003cde01" style:language-complex="ar" style:country-complex="SA"/>
    </style:style>
    <style:style style:name="T11" style:family="text">
      <style:text-properties fo:language="en" fo:country="US" officeooo:rsid="004c29bd" style:language-complex="ar" style:country-complex="SA"/>
    </style:style>
    <style:style style:name="T12" style:family="text">
      <style:text-properties fo:language="en" fo:country="US" officeooo:rsid="005342f8" style:language-complex="ar" style:country-complex="SA"/>
    </style:style>
    <style:style style:name="T13" style:family="text">
      <style:text-properties fo:language="en" fo:country="US" officeooo:rsid="005634de" style:language-complex="ar" style:country-complex="SA"/>
    </style:style>
    <style:style style:name="T14" style:family="text">
      <style:text-properties style:font-name="Courier New"/>
    </style:style>
    <style:style style:name="T15" style:family="text">
      <style:text-properties officeooo:rsid="002955a2"/>
    </style:style>
    <style:style style:name="T16" style:family="text">
      <style:text-properties officeooo:rsid="002dfeae"/>
    </style:style>
    <style:style style:name="T17" style:family="text">
      <style:text-properties officeooo:rsid="0031fafa"/>
    </style:style>
    <style:style style:name="T18" style:family="text">
      <style:text-properties officeooo:rsid="003304db"/>
    </style:style>
    <style:style style:name="T19" style:family="text">
      <style:text-properties officeooo:rsid="00335316"/>
    </style:style>
    <style:style style:name="T20" style:family="text">
      <style:text-properties officeooo:rsid="0033f26c"/>
    </style:style>
    <style:style style:name="T21" style:family="text">
      <style:text-properties officeooo:rsid="003411c2"/>
    </style:style>
    <style:style style:name="T22" style:family="text">
      <style:text-properties officeooo:rsid="0035034d"/>
    </style:style>
    <style:style style:name="T23" style:family="text">
      <style:text-properties fo:font-style="italic" officeooo:rsid="004c29bd" style:font-style-asian="italic" style:font-style-complex="italic"/>
    </style:style>
    <style:style style:name="T24" style:family="text">
      <style:text-properties style:font-name="Courier New2"/>
    </style:style>
    <style:style style:name="T25" style:family="text">
      <style:text-properties style:font-name="Courier New2" officeooo:rsid="0033f26c"/>
    </style:style>
    <style:style style:name="T26" style:family="text">
      <style:text-properties style:font-name="Courier New2" fo:language="en" fo:country="US" style:language-complex="ar" style:country-complex="SA"/>
    </style:style>
    <style:style style:name="T27" style:family="text">
      <style:text-properties style:font-name="Courier New2" fo:language="en" fo:country="US" officeooo:rsid="0035034d" style:language-complex="ar" style:country-complex="SA"/>
    </style:style>
    <style:style style:name="T28" style:family="text">
      <style:text-properties style:font-name="Courier New2" fo:language="en" fo:country="US" officeooo:rsid="0036acd3" style:language-complex="ar" style:country-complex="SA"/>
    </style:style>
    <style:style style:name="T29" style:family="text">
      <style:text-properties style:font-name="Courier New2" fo:language="en" fo:country="US" officeooo:rsid="005634de" style:language-complex="ar" style:country-complex="SA"/>
    </style:style>
    <style:style style:name="T30" style:family="text">
      <style:text-properties style:font-name="Courier New2" officeooo:rsid="0036acd3"/>
    </style:style>
    <style:style style:name="T31" style:family="text">
      <style:text-properties style:font-name="Courier New2" officeooo:rsid="0035ea2a"/>
    </style:style>
    <style:style style:name="T32" style:family="text">
      <style:text-properties style:font-name="Courier New2" officeooo:rsid="003cde01"/>
    </style:style>
    <style:style style:name="T33" style:family="text">
      <style:text-properties officeooo:rsid="0035ea2a"/>
    </style:style>
    <style:style style:name="T34" style:family="text">
      <style:text-properties officeooo:rsid="0036acd3"/>
    </style:style>
    <style:style style:name="T35" style:family="text">
      <style:text-properties officeooo:rsid="0037f257"/>
    </style:style>
    <style:style style:name="T36" style:family="text">
      <style:text-properties officeooo:rsid="003954e3"/>
    </style:style>
    <style:style style:name="T37" style:family="text">
      <style:text-properties officeooo:rsid="003b9673"/>
    </style:style>
    <style:style style:name="T38" style:family="text">
      <style:text-properties officeooo:rsid="003c1b69"/>
    </style:style>
    <style:style style:name="T39" style:family="text">
      <style:text-properties officeooo:rsid="003cde01"/>
    </style:style>
    <style:style style:name="T40" style:family="text">
      <style:text-properties officeooo:rsid="0045e67a"/>
    </style:style>
    <style:style style:name="T41" style:family="text">
      <style:text-properties fo:font-style="normal" officeooo:rsid="0045e67a" style:font-style-asian="normal" style:font-style-complex="normal"/>
    </style:style>
    <style:style style:name="T42" style:family="text">
      <style:text-properties officeooo:rsid="00492136"/>
    </style:style>
    <style:style style:name="T43" style:family="text">
      <style:text-properties officeooo:rsid="004a09cc"/>
    </style:style>
    <style:style style:name="T44" style:family="text">
      <style:text-properties officeooo:rsid="004ae311"/>
    </style:style>
    <style:style style:name="T45" style:family="text">
      <style:text-properties officeooo:rsid="004c29bd"/>
    </style:style>
    <style:style style:name="T46" style:family="text">
      <style:text-properties officeooo:rsid="004fafb0"/>
    </style:style>
    <style:style style:name="T47" style:family="text">
      <style:text-properties style:text-position="super 58%"/>
    </style:style>
    <style:style style:name="T48" style:family="text">
      <style:text-properties style:text-position="0% 100%"/>
    </style:style>
    <style:style style:name="T49" style:family="text">
      <style:text-properties officeooo:rsid="0051ba2a"/>
    </style:style>
    <style:style style:name="T50" style:family="text">
      <style:text-properties officeooo:rsid="005342f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draw:frame draw:style-name="fr2" draw:name="graphics3" text:anchor-type="paragraph" svg:width="7in" svg:height="3.1075in" draw:z-index="0"><draw:image xlink:href="Pictures/1000020100000427000001D80231D6ACC263EE0A.png" xlink:type="simple" xlink:show="embed" xlink:actuate="onLoad" loext:mime-type="image/png"/></draw:frame></text:p>
      <text:p text:style-name="P9"><text:user-defined style:data-style-name="N0" text:name="RFC Title">Multi-release JAR Support</text:user-defined></text:p>
      <text:p text:style-name="P9"><text:span text:style-name="T2">Draft<text:line-break/><text:line-break/></text:span><text:span text:style-name="T2"><text:page-count style:num-format="1">10</text:page-count></text:span><text:span text:style-name="T2"> Pages</text:span></text:p>
      <text:p text:style-name="P6">Abstract</text:p>
      <text:p text:style-name="P7"><text:span text:style-name="T15">Java 9 adds the concept of Multi-release JAR files which contain versions of classes for different major versions of Java. OSGi needs to support Multi-release JAR files as they are being adopted by the Java community.</text:span></text:p>
      <text:h text:style-name="P19" text:outline-level="1" text:restart-numbering="true" text:start-value="-1">Document Information</text:h>
      <text:h text:style-name="P21" text:outline-level="2">License</text:h>
      <text:p text:style-name="P13">DISTRIBUTION AND FEEDBACK LICENSE, Version 2.0</text:p>
      <text:p text:style-name="P14">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14"/>
      <text:p text:style-name="P14">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14"/>
      <text:p text:style-name="P14">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14">NEITHER THE OSGi ALLIANCE NOR ANY THIRD PARTY WILL BE LIABLE FOR ANY DIRECT, INDIRECT, SPECIAL, INCIDENTAL OR CONSEQUENTIAL DAMAGES ARISING OUT OF OR RELATING TO ANY USE OR DISTRIBUTION OF THE DISTRIBUTION. </text:p>
      <text:p text:style-name="P14"/>
      <text:p text:style-name="P14">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14"/>
      <text:p text:style-name="P14">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14"/>
      <text:p text:style-name="P14">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15"/>
      <text:p text:style-name="P16">I HEREBY ACKNOWLEDGE AND AGREE TO THE TERMS AND CONDITIONS DELINEATED ABOVE.</text:p>
      <text:h text:style-name="P22" text:outline-level="2">Trademarks</text:h>
      <text:p text:style-name="P12">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22" text:outline-level="2">Feedback</text:h>
      <text:p text:style-name="P10"><text:span text:style-name="T4">This document can be downloaded from the OSGi Alliance design repository at </text:span><text:a xlink:type="simple" xlink:href="https://github.com/osgi/design" text:style-name="Internet_20_link" text:visited-style-name="Visited_20_Internet_20_Link"><text:span text:style-name="T4">https://github.com/osgi/design</text:span></text:a><text:span text:style-name="T4"> The public can provide feedback about this document by opening a bug at https://www.osgi.org/bugzilla/.</text:span></text:p>
      <text:h text:style-name="P20"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55">0 <text:s/>Document Information<text:tab/>2</text:p>
          <text:p text:style-name="P56">0.1 <text:s/>License<text:tab/>2</text:p>
          <text:p text:style-name="P56">0.2 <text:s/>Trademarks<text:tab/>3</text:p>
          <text:p text:style-name="P56">0.3 <text:s/>Feedback<text:tab/>3</text:p>
          <text:p text:style-name="P56">0.4 <text:s/>Table of Contents<text:tab/>3</text:p>
          <text:p text:style-name="P56">0.5 <text:s/>Terminology and Document Conventions<text:tab/>4</text:p>
          <text:p text:style-name="P56">0.6 <text:s/>Revision History<text:tab/>4</text:p>
          <text:p text:style-name="P55">1 <text:s/>Introduction<text:tab/>4</text:p>
          <text:p text:style-name="P55">2 <text:s/>Application Domain<text:tab/>5</text:p>
          <text:p text:style-name="P55">3 <text:s/>Problem Description<text:tab/>6</text:p>
          <text:p text:style-name="P55">4 <text:s/>Requirements<text:tab/>6</text:p>
          <text:p text:style-name="P55">5 <text:s/>Technical Solution<text:tab/>6</text:p>
          <text:p text:style-name="P56">5.1 <text:s/>Bundle Metadata<text:tab/>6</text:p>
          <text:p text:style-name="P56">5.2 <text:s/>Bundle Class Loader<text:tab/>7</text:p>
          <text:p text:style-name="P56">5.3 <text:s/>Bundle Entries<text:tab/>8</text:p>
          <text:p text:style-name="P56">5.4 <text:s/>Java Versions<text:tab/>8</text:p>
          <text:p text:style-name="P56">5.5 <text:s/>Indexing<text:tab/>8</text:p>
          <text:p text:style-name="P55">6 <text:s/>Data Transfer Objects<text:tab/>8</text:p>
          <text:p text:style-name="P55"><text:soft-page-break/>7 <text:s/>Javadoc<text:tab/>8</text:p>
          <text:p text:style-name="P55">8 <text:s/>Considered Alternatives<text:tab/>9</text:p>
          <text:p text:style-name="P55">9 <text:s/>Security Considerations<text:tab/>9</text:p>
          <text:p text:style-name="P55">10 <text:s/>Document Support<text:tab/>9</text:p>
          <text:p text:style-name="P56">10.1 <text:s/>References<text:tab/>9</text:p>
          <text:p text:style-name="P56">10.2 <text:s/>Author’s Address<text:tab/>9</text:p>
          <text:p text:style-name="P56">10.3 <text:s/>Acronyms and Abbreviations<text:tab/>10</text:p>
          <text:p text:style-name="P56">10.4 <text:s/>End of Document<text:tab/>10</text:p>
        </text:index-body>
      </text:table-of-content>
      <text:p text:style-name="P11"/>
      <text:h text:style-name="P23" text:outline-level="2">Terminology and Document Conventions</text:h>
      <text:p text:style-name="P11">The key words "MUST", "MUST NOT", "REQUIRED", "SHALL", "SHALL NOT", "SHOULD", "SHOULD NOT", "RECOMMENDED", "NOT RECOMMENDED", "MAY" and "OPTIONAL" in this document are to be interpreted as described in <text:bookmark-ref text:reference-format="chapter" text:ref-name="_Ref493020620">10.1</text:bookmark-ref>.</text:p>
      <text:p text:style-name="P11"><text:span text:style-name="T14">Source code is shown in this typeface</text:span>.</text:p>
      <text:h text:style-name="P20" text:outline-level="2">Revision History</text:h>
      <text:p text:style-name="P11">The last named individual in this history is currently responsible for this document.</text:p>
      <text:p text:style-name="P11"/>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4">Revision</text:p>
            </table:table-cell>
            <table:table-cell table:style-name="Table1.A1" office:value-type="string">
              <text:p text:style-name="P4">Date</text:p>
            </table:table-cell>
            <table:table-cell table:style-name="Table1.C1" office:value-type="string">
              <text:p text:style-name="P4">Comments</text:p>
            </table:table-cell>
          </table:table-row>
        </table:table-header-rows>
        <table:table-row table:style-name="Table1.2">
          <table:table-cell table:style-name="Table1.A1" office:value-type="string">
            <text:p text:style-name="P8">Initial</text:p>
          </table:table-cell>
          <table:table-cell table:style-name="Table1.A1" office:value-type="string">
            <text:p text:style-name="P59">2017-12-12</text:p>
          </table:table-cell>
          <table:table-cell table:style-name="Table1.C1" office:value-type="string">
            <text:p text:style-name="P59">Initial draft.</text:p>
            <text:p text:style-name="P59">BJ Hargrave, IBM</text:p>
          </table:table-cell>
        </table:table-row>
        <table:table-row table:style-name="Table1.2">
          <table:table-cell table:style-name="Table1.A3" office:value-type="string">
            <text:p text:style-name="P60">2<text:span text:style-name="T47">nd</text:span> draft</text:p>
          </table:table-cell>
          <table:table-cell table:style-name="Table1.A3" office:value-type="string">
            <text:p text:style-name="P61">2017-12-13</text:p>
          </table:table-cell>
          <table:table-cell table:style-name="Table1.C3" office:value-type="string">
            <text:p text:style-name="P61">Second draft after first EG review.</text:p>
            <text:p text:style-name="P61">BJ Hargrave, IBM</text:p>
          </table:table-cell>
        </table:table-row>
      </table:table>
      <text:p text:style-name="P11"/>
      <text:h text:style-name="P18" text:outline-level="1">Introduction</text:h>
      <text:p text:style-name="P31">Java SE 9 added support for the Java Platform Module System to Java SE. One of the main goals of adding module support to Java SE was to modularize the Java platform API itself. This is in support of encapsulating implementation details of the platform to avoid application code from being dependent on implementation details <text:soft-page-break/>as was common in many applications. A common example of this is the sun.misc.Unsafe class which is used by many applications.</text:p>
      <text:p text:style-name="P31">Once the platform is modularized and can hide implementation detail, new API can be added to replace the platform implementation API which applications has become dependent upon. But this means that different implementations of the application may be needed for pre-Java 9 usage and post-Java 8 usage. The pre-Java 9 implementation would use the older platform implementation details and the post-Java 8 implementation would use the new-to-Java 9 API which replaces the now inaccessible platform implementation details.</text:p>
      <text:p text:style-name="P31">So the application provider would be in the situation of having to deliver 2 artifacts for their application: One which runs on pre-Java 9 platforms and one which runs on post-Java 8 platforms. This is awkward for both the application provider as well as consumers of the application.</text:p>
      <text:p text:style-name="P42"><text:span text:style-name="T5">To ameliorate this issue, the Java SE 9 platform also introduced the concept of Multi-release JAR files in JEP 238 </text:span><text:span text:style-name="T5"><text:bookmark-ref text:reference-format="number" text:ref-name="__RefNumPara__380_2175045636">[3]</text:bookmark-ref></text:span><text:span text:style-name="T5">. </text:span><text:span text:style-name="T6">A multi-release JAR file is a normal JAR where the base version of the application code is in the normal place but the JAR contains the manifest header </text:span><text:span text:style-name="Source_20_Text">Multi-Release: true</text:span><text:span text:style-name="T6"> </text:span><text:span text:style-name="T7">as well as classes in the META-INF/versions folder which is for specific major versions of the Java platform.</text:span></text:p>
      <text:p text:style-name="P43"><text:span text:style-name="T3">The OSGi framework, and tooling generating bundles, must support multi-release JAR file as they begin to be utilized by the Java community.</text:span></text:p>
      <text:h text:style-name="P18" text:outline-level="1">Application Domain</text:h>
      <text:p text:style-name="P32">A bundle is a JAR file with additional OSGi metadata which further describes the bundle. Many developers, specifically in open source projects, generate artifacts which can be used as both vanilla JAR files as well as OSGi bundles. They often use available tools such as maven plugins based upon Bnd which decorate the JAR file with OSGi metadata based upon analysis of the JAR contents. This way many JARs are available to the OSGi community directly from the JAR provider.</text:p>
      <text:p text:style-name="P32">As developers move to support Java 9, independent of the Java Platform Module System, they find they may need different implementation of select classes to replace use of platform implementation details which are no longer accessible on Java 9 with the use of newly added API. These developers are then choosing to use <text:span text:style-name="T16">a multi-release JAR so that can deliver a single artifact which contains the implementations for pre-Java 9 and post-Java 8 platforms.</text:span></text:p>
      <text:p>Currently neither the OSGi framework nor tooling which generates bundle understand or support the multi-release JAR format <text:bookmark-ref text:reference-format="number" text:ref-name="__RefNumPara__510_2175045636">[4]</text:bookmark-ref>. <text:span text:style-name="T17">So as developers begin to utilize multi-release JAR files, they will no longer be able to also support OSGi without the hassle of generating a separate OSGi-specific artifact.</text:span></text:p>
      <text:h text:style-name="P18" text:outline-level="1"><text:soft-page-break/>Problem Description</text:h>
      <text:p text:style-name="P33">The OSGi framework specification does not address the new Multi-release JAR specification <text:bookmark-ref text:reference-format="number" text:ref-name="__RefNumPara__510_2175045636">[4]</text:bookmark-ref>. The OSGi framework specification must be updated to support Bundle-ClassPath elements which conform to the <text:s/>Multi-release JAR specification. </text:p>
      <text:h text:style-name="P18" text:outline-level="1">Requirements</text:h>
      <text:p text:style-name="P35">Support for multi-release JARs in OSGi must be done in the spirit of multi-release JARs where the purpose of multi-release JARs is to support alternate implementation of select classes to deal with changes in the visible APIs of the Java platform. That is, it is not meant as a means to supply new function or new API on different Java platform version.</text:p>
      <text:p text:style-name="P33">MR001<text:span text:style-name="T18">0</text:span> – <text:span text:style-name="T20">Bundle class loaders must support the Multi-release JAR format for each element of the Bundle-ClassPath. This include the main bundle itself when ‘.’ is on the Bundle-ClassPath. ‘.’ is the default Bundle-ClassPath.</text:span></text:p>
      <text:p text:style-name="P34">MR0020 – <text:span text:style-name="T19">The framework must support replacement values for the Import-Package and Require-Capability manifest headers when the bundle is marked as a multi-release JAR.</text:span></text:p>
      <text:h text:style-name="P18" text:outline-level="1">Technical Solution</text:h>
      <text:h text:style-name="Heading_20_2" text:outline-level="2">Bundle Metadata</text:h>
      <text:p text:style-name="P35">Since different implementations of a Java class for different version<text:span text:style-name="T22">s</text:span> of the Java platform can affect the requirements of the bundle, the OSGi framework must support alternate values for the <text:span text:style-name="T24">Import-Package</text:span> and <text:span text:style-name="T24">Require-Capability</text:span> manifest headers <text:span text:style-name="T22">for</text:span> different <text:span text:style-name="T22">versions of the Java platform.</text:span></text:p>
      <text:p text:style-name="P37">When processing the m<text:span text:style-name="T34">etadata</text:span> for a bundle, <text:span text:style-name="T34">if, </text:span>after processing the manifest in <text:span text:style-name="T24">META-INF/MANIFEST.MF</text:span>, the <text:span text:style-name="T34">bundle is declared to be a multi-release JAR via the manifest header: </text:span></text:p>
      <text:p text:style-name="P52"><text:bookmark-start text:name="__DdeLink__832_21750456361"/>M<text:bookmark-end text:name="__DdeLink__832_21750456361"/><text:span text:style-name="T34">ulti-Release: true</text:span></text:p>
      <text:p text:style-name="P38"><text:soft-page-break/><text:span text:style-name="T34">the </text:span>framework must <text:span text:style-name="T34">then </text:span>look for <text:span text:style-name="T34">a</text:span> supplemental manifest file <text:span text:style-name="T24">OSGI-INF/MANIFEST.MF</text:span> <text:span text:style-name="T40">in a versioned folder. For example:</text:span></text:p>
      <text:p text:style-name="P51"><text:bookmark-start text:name="__DdeLink__832_2175045636"/>META-INF/versions<text:bookmark-end text:name="__DdeLink__832_2175045636"/>/<text:span text:style-name="T41">9</text:span>/OSGI-INF/MANIFEST.MF</text:p>
      <text:p text:style-name="P36"><text:span text:style-name="T40">First the versioned folder for</text:span> the major version of the Java platform <text:span text:style-name="T40">is examined and then prior versioned folders in descending order.</text:span> <text:span text:style-name="T40">The first supplemental manifest file found is used and</text:span> the framework must replace the values of the<text:span text:style-name="T20"> </text:span><text:span text:style-name="T25">Import-Package</text:span><text:span text:style-name="T20"> and </text:span><text:span text:style-name="T25">Require-Capability</text:span><text:span text:style-name="T20"> manifest headers </text:span>in the manifest with the values of these headers, if present, in the supplemental manifest file. The supplemental manifest file can contain one or both of these headers. Any other headers in the supplemental manifest file must be ignored.</text:p>
      <text:p text:style-name="P39">The framework APIs which provide access to the bundle metadata, such as <text:span text:style-name="T24">Bundle.getHeaders</text:span> and <text:s/><text:span text:style-name="T24">BundleRevision</text:span> and <text:span text:style-name="T24">BundleWiring</text:span>, must present the supplemented manifest information. That is, the <text:s/><text:span text:style-name="T42">main </text:span>manifest with the replacement values from <text:span text:style-name="T42">a </text:span>supplemental manifest, if any, for the Java platform version.</text:p>
      <text:p text:style-name="P41">The above also applies to fragment bundles since they can also have different implementations of Java classes.</text:p>
      <text:h text:style-name="Heading_20_2" text:outline-level="2">Bundle Class Loader</text:h>
      <text:p text:style-name="P46">The bundle class loader provides access to classes and resource<text:span text:style-name="T36">s</text:span> in the bundle and its attached fragment<text:span text:style-name="T35">s</text:span> using the value<text:span text:style-name="T44">s</text:span> of the <text:span text:style-name="T24">Bundle-ClassPath</text:span> manifest header<text:span text:style-name="T44">s of the bundle and each </text:span>attached fragment<text:span text:style-name="T35">s</text:span>. The <text:span text:style-name="T24">Bundle-ClassPath</text:span> manifest header defines <text:span text:style-name="T45">an ordered list of</text:span> <text:span text:style-name="T23">container paths</text:span> <text:span text:style-name="T46">to entries in</text:span> the bundle such as folders and JAR files. <text:span text:style-name="T39">A </text:span><text:span text:style-name="T24">Bundle-ClassPath</text:span><text:span text:style-name="T39"> container path can be ‘</text:span><text:span text:style-name="T32">.</text:span><text:span text:style-name="T39">’ or ‘</text:span><text:span text:style-name="T32">/</text:span><text:span text:style-name="T39">’ which represent the root container of the bundle. If </text:span><text:span text:style-name="T24">Bundle-ClassPath</text:span><text:span text:style-name="T39"> is not specified, the default value of ‘</text:span><text:span text:style-name="T32">.</text:span><text:span text:style-name="T39">’ is used. </text:span>The bundle class loader must search each <text:span text:style-name="T45">container</text:span> of the <text:span text:style-name="T24">Bundle-ClassPath</text:span>, in order, when searching for a class or resource.</text:p>
      <text:p text:style-name="P47">Each <text:span text:style-name="T45">container</text:span> <text:span text:style-name="T45">referenced by</text:span> the <text:span text:style-name="T30">Bundle-ClassPath</text:span> can be a multi-release <text:span text:style-name="T45">container</text:span> independent of the other <text:span text:style-name="T45">containers</text:span>. For example, a bundle can embed a multi-release JAR and list <text:span text:style-name="T45">the path of the entry to </text:span>that JAR<text:span text:style-name="T45"> i</text:span>n the <text:span text:style-name="T30">Bundle-ClassPath</text:span> while other <text:span text:style-name="T45">containers</text:span> <text:span text:style-name="T45">referenced by</text:span> the <text:span text:style-name="T30">Bundle-ClassPath</text:span> are not multi-release. So each <text:span text:style-name="T45">container</text:span> <text:span text:style-name="T45">referenced by</text:span> the <text:span text:style-name="T30">Bundle-ClassPath</text:span> must declare <text:span text:style-name="T45">if </text:span>it is a multi-release <text:span text:style-name="T45">container</text:span> to be treated as such. This is done via the </text:p>
      <text:p text:style-name="P53"><text:bookmark-start text:name="__DdeLink__832_217504563611"/>M<text:bookmark-end text:name="__DdeLink__832_217504563611"/><text:span text:style-name="T34">ulti-Release: true</text:span></text:p>
      <text:p text:style-name="P47">manifest header in the <text:span text:style-name="T45">container’s</text:span> <text:span text:style-name="T27">META-INF/MANIFEST.MF</text:span> manifest.</text:p>
      <text:p text:style-name="P48">For each <text:span text:style-name="T30">Bundle-ClassPath</text:span> <text:span text:style-name="T45">container</text:span> <text:span text:style-name="T39">which </text:span>declare<text:span text:style-name="T39">s itself</text:span> to be a multi-release <text:span text:style-name="T45">container</text:span>, the bundle class loader must search the <text:span text:style-name="T45">container’s</text:span> <text:span text:style-name="T27">META-INF/versions</text:span><text:span text:style-name="T8"> folder</text:span><text:span text:style-name="T3">s as specified by the Multi-release JAR specification </text:span><text:span text:style-name="T3"><text:bookmark-ref text:reference-format="number" text:ref-name="__RefNumPara__510_2175045636">[4]</text:bookmark-ref></text:span><text:span text:style-name="T3"><text:s/>and then the </text:span><text:span text:style-name="T11">container</text:span><text:span text:style-name="T10">’s </text:span><text:span text:style-name="T3">base folder when attempting to locate a class or resource in the </text:span><text:span text:style-name="T11">container</text:span><text:span text:style-name="T3">.</text:span></text:p>
      <text:p text:style-name="P49"><text:span text:style-name="T3">The bundle class loader and the framework API which provide access to bundle classes and resources, such as </text:span><text:span text:style-name="T26">Bundle.loadClass</text:span><text:span text:style-name="T3">, </text:span><text:span text:style-name="T26">Bundle.getResource</text:span><text:span text:style-name="T3">, </text:span><text:span text:style-name="T26">Bundle.getResources</text:span><text:span text:style-name="T3">, </text:span><text:span text:style-name="T26">BundleWiring.getClassLoader</text:span><text:span text:style-name="T3">, and </text:span><text:span text:style-name="T26">BundleWiring.listResources</text:span><text:span text:style-name="T3">, must all support multi-release </text:span><text:span text:style-name="T28">Bundle-ClassPath</text:span><text:span text:style-name="T3"> </text:span><text:span text:style-name="T11">container</text:span><text:span text:style-name="T3">s. </text:span><text:span text:style-name="T12">In addition to returning versioned resource names <text:s/>in the </text:span><text:span text:style-name="T27">META-INF/versions</text:span><text:span text:style-name="T12"> folder, </text:span></text:p>
      <text:p text:style-name="P49"><text:span text:style-name="T12">In addition, when using the </text:span><text:span text:style-name="T26">BundleWiring.listResources</text:span><text:span text:style-name="T12"> method, if the parameters would include a resource name in the results if the resource was in the base folder and the resource is in a versioned folder visible on the current Java version, the results must include the resource name in the base folder. For example, if the container contains:</text:span></text:p>
      <text:p text:style-name="P54"><text:bookmark-start text:name="__DdeLink__832_21750456362"/><text:span text:style-name="T12">META-INF/versions</text:span><text:bookmark-end text:name="__DdeLink__832_21750456362"/><text:span text:style-name="T12">/</text:span><text:span text:style-name="T41">9</text:span><text:span text:style-name="T12">/</text:span><text:span text:style-name="T50">com/foo/resources.txt</text:span></text:p>
      <text:p text:style-name="P50"><text:soft-page-break/><text:span text:style-name="T12">a</text:span><text:span text:style-name="T3">nd the call </text:span><text:span text:style-name="T26">BundleWiring.listResources(“/com/foo”, “*.txt”, 0)</text:span><text:span text:style-name="T3"> is made </text:span><text:span text:style-name="T13">when running on version 9, or later, of the Java platform, the result must include “</text:span><text:span text:style-name="T29">com/foo/resources.txt</text:span><text:span text:style-name="T13">”.</text:span></text:p>
      <text:h text:style-name="P24" text:outline-level="2">Bundle Entries</text:h>
      <text:p text:style-name="P44">The framework APIs which provide access to bundle content independent of the bundle class loader, such as <text:span text:style-name="T24">Bundle.getEntry</text:span>, <text:span text:style-name="T31">Bundle.getEntryPaths</text:span><text:span text:style-name="T33">, </text:span><text:span text:style-name="T31">Bundle.findEntries</text:span><text:span text:style-name="T33">, and </text:span><text:span text:style-name="T31">BundleWiring.findEntries</text:span>, are not affected by multi-release JAR support. Multi-release JAR support only affect access to bundle content through the bundle class loader. <text:span text:style-name="T21">That is, class loading and resource loading.</text:span></text:p>
      <text:h text:style-name="Heading_20_2" text:outline-level="2">Java Versions</text:h>
      <text:p text:style-name="P45">Multi-release support only supports alternate versions for Java 9 and higher. <text:span text:style-name="T38">This is consistent with </text:span><text:span text:style-name="T38"><text:bookmark-ref text:reference-format="number" text:ref-name="__RefNumPara__510_2175045636">[4]</text:bookmark-ref></text:span><text:span text:style-name="T38">.</text:span></text:p>
      <text:h text:style-name="Heading_20_2" text:outline-level="2">Indexing</text:h>
      <text:p text:style-name="Body"><text:span text:style-name="T49">While not an issue at runtime for a framework, when tooling indexes a bundle, the tool does not</text:span> need to index supplemental manifests. <text:span text:style-name="T43">Since the purpose of multi-release jars is to handle changes in the Java platform, any changes to the requirements of a bundle for multi-release are against capabilities of the Java platform.</text:span> Tooling <text:span text:style-name="T43">that builds bundles </text:span>must complain if supplemental manifest <text:span text:style-name="T43">contains requirements to capabilities not supplied by the Java</text:span> platform <text:span text:style-name="T43">for the Java version associated with the supplemental manifest</text:span>.</text:p>
      <text:h text:style-name="P18" text:outline-level="1">Data Transfer Objects</text:h>
      <text:p>This design does not alter any existing DTOs nor define any new DTOs.</text:p>
      <text:h text:style-name="P18" text:outline-level="1">Javadoc</text:h>
      <text:p><text:span text:style-name="T3">This design does not add </text:span><text:span text:style-name="T9">or alter </text:span><text:span text:style-name="T3">any Java API </text:span><text:span text:style-name="T9">for</text:span><text:span text:style-name="T3"> the OSGi specifications.</text:span></text:p>
      <text:h text:style-name="P18" text:outline-level="1"><text:soft-page-break/>Considered Alternatives</text:h>
      <text:p text:style-name="P31">None.</text:p>
      <text:h text:style-name="P18" text:outline-level="1">Security Considerations</text:h>
      <text:p text:style-name="P31">Support for multi-release JAR files does not add any additional security considerations. <text:span text:style-name="T37">A multi-release bundle can be signed the same as any bundle.</text:span></text:p>
      <text:h text:style-name="P18" text:outline-level="1">Document Support</text:h>
      <text:h text:style-name="P20" text:outline-level="2">References</text:h>
      <text:list xml:id="list3183891448" text:style-name="WW8Num3">
        <text:list-item>
          <text:p text:style-name="P63"><text:bookmark-start text:name="_Ref493020620"/>Bradner, S., Key words for use in RFCs to Indicate Requirement Levels, RFC2119, March 1997.<text:bookmark-end text:name="_Ref493020620"/></text:p>
        </text:list-item>
        <text:list-item>
          <text:p text:style-name="P64"><text:span text:style-name="T3">Software Requirements &amp; Specifications. Michael Jackson. ISBN 0-201-87712-</text:span><text:span text:style-name="T5">0</text:span></text:p>
        </text:list-item>
        <text:list-item>
          <text:p text:style-name="P64"><text:bookmark-start text:name="__RefNumPara__380_2175045636"/><text:span text:style-name="T5">JEP 238: Multi-Release JAR Files. </text:span><text:a xlink:type="simple" xlink:href="http://openjdk.java.net/jeps/238" text:style-name="Internet_20_link" text:visited-style-name="Visited_20_Internet_20_Link"><text:span text:style-name="T5">http://openjdk.java.net/jeps/238</text:span></text:a><text:span text:style-name="T5"> </text:span><text:bookmark-end text:name="__RefNumPara__380_2175045636"/></text:p>
        </text:list-item>
        <text:list-item>
          <text:p text:style-name="P64"><text:bookmark-start text:name="__RefNumPara__510_2175045636"/><text:span text:style-name="T5">JAR File Specification. </text:span><text:a xlink:type="simple" xlink:href="https://docs.oracle.com/javase/9/docs/specs/jar/jar.html" text:style-name="Internet_20_link" text:visited-style-name="Visited_20_Internet_20_Link"><text:span text:style-name="T5">https://docs.oracle.com/javase/9/docs/specs/jar/jar.html</text:span></text:a><text:span text:style-name="T5"> </text:span><text:bookmark-end text:name="__RefNumPara__510_2175045636"/></text:p>
        </text:list-item>
      </text:list>
      <text:p text:style-name="P17"/>
      <text:p text:style-name="P11"/>
      <text:h text:style-name="P20" text:outline-level="2">Author’s Address</text:h>
      <text:p text:style-name="P11"/>
      <table:table table:name="Table2" table:style-name="Table2">
        <table:table-column table:style-name="Table2.A"/>
        <table:table-column table:style-name="Table2.B"/>
        <table:table-row table:style-name="Table2.1">
          <table:table-cell table:style-name="Table2.A1" office:value-type="string">
            <text:p text:style-name="P5">Name</text:p>
          </table:table-cell>
          <table:table-cell table:style-name="Table2.B1" office:value-type="string">
            <text:p text:style-name="P62">BJ Hargrave</text:p>
          </table:table-cell>
        </table:table-row>
        <table:table-row table:style-name="Table2.1">
          <table:table-cell table:style-name="Table2.A1" office:value-type="string">
            <text:p text:style-name="P5">Company</text:p>
          </table:table-cell>
          <table:table-cell table:style-name="Table2.B1" office:value-type="string">
            <text:p text:style-name="P62">IBM</text:p>
          </table:table-cell>
        </table:table-row>
      </table:table>
      <text:p text:style-name="P11"/>
      <text:h text:style-name="P20" text:outline-level="2"><text:soft-page-break/>Acronyms and Abbreviations</text:h>
      <text:p text:style-name="P40">JAR – Java ARchive file</text:p>
      <text:h text:style-name="P20" text:outline-level="2">End of Document</text:h>
      <text:p text:style-name="P11"><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in" fo:margin-right="0in" fo:margin-top="0.6665in" fo:margin-bottom="0.111in" loext:contextual-spacing="false" fo:orphans="0" fo:widows="0" fo:text-indent="0in" style:auto-text-indent="false" fo:padding-left="0in" fo:padding-right="0in" fo:padding-top="0.139in" fo:padding-bottom="0.278in" fo:border-left="none" fo:border-right="none" fo:border-top="4pt solid #000000" fo:border-bottom="4pt solid #000000" fo:keep-with-next="always">
        <style:tab-stops>
          <style:tab-stop style:position="0.3937in"/>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in" fo:margin-right="0in" fo:margin-top="0.111in" fo:margin-bottom="0in" loext:contextual-spacing="false" fo:text-indent="0in" style:auto-text-indent="false" fo:padding-left="0in" fo:padding-right="0in" fo:padding-top="0.0138in" fo:padding-bottom="0in" fo:border-left="none" fo:border-right="none" fo:border-top="0.51pt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in" fo:margin-right="0in" fo:margin-top="0in" fo:margin-bottom="0in" loext:contextual-spacing="false"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in" fo:margin-right="0in" fo:margin-top="0.1665in" fo:margin-bottom="0in" loext:contextual-spacing="false"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loext:contextual-spacing="false" fo:text-align="justify" style:justify-single-word="false">
        <style:tab-stops>
          <style:tab-stop style:position="3.9374in"/>
        </style:tab-stops>
      </style:paragraph-properties>
      <style:text-properties fo:color="#000000" style:font-name="Arial" fo:font-family="Arial" style:font-family-generic="swiss" style:font-pitch="variable"/>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left="0.5126in" fo:margin-right="0in" fo:margin-top="0.0835in" fo:margin-bottom="0in" loext:contextual-spacing="false"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0.5in" fo:margin-right="0in" fo:margin-top="0.1665in" fo:margin-bottom="0in" loext:contextual-spacing="false" fo:text-indent="0in" style:auto-text-indent="false">
        <style:tab-stops>
          <style:tab-stop style:position="6in"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0.9854in" fo:margin-right="0in" fo:margin-top="0.028in" fo:margin-bottom="0in" loext:contextual-spacing="false"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0.8in" fo:margin-right="0in" fo:margin-top="0in" fo:margin-bottom="0in" loext:contextual-spacing="false" fo:text-indent="0in" style:auto-text-indent="false">
        <style:tab-stops>
          <style:tab-stop style:position="5.7in"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1.5752in" fo:margin-right="0in" fo:margin-top="0in" fo:margin-bottom="0.0555in" loext:contextual-spacing="false"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1.1in" fo:margin-right="0in" fo:margin-top="0in" fo:margin-bottom="0in" loext:contextual-spacing="false"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2.2457in" fo:margin-right="0in" fo:margin-top="0in" fo:margin-bottom="0in" loext:contextual-spacing="false"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2.2445in" fo:margin-right="0in" fo:margin-top="0in" fo:margin-bottom="0in" loext:contextual-spacing="false"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5555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0.6945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0.8335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0.972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1.111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0555in" fo:margin-bottom="0.0555in" loext: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0835in" fo:margin-bottom="0.0835in" loext: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1665in" fo:margin-bottom="0in" loext:contextual-spacing="false" style:line-height-at-least="0.2083in"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278in" fo:margin-right="0in" fo:margin-top="0in" fo:margin-bottom="0in" loext:contextual-spacing="false" fo:text-indent="-0.278in" style:auto-text-indent="false"/>
    </style:style>
    <style:style style:name="Reference" style:family="paragraph" style:parent-style-name="Standard" style:list-style-name="WW8StyleNum">
      <style:paragraph-properties fo:margin-left="0.1965in" fo:margin-right="0in" fo:margin-top="0.0835in" fo:margin-bottom="0in" loext:contextual-spacing="false"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0835in" fo:margin-bottom="0.0835in" loext: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in" fo:margin-right="0in" fo:margin-top="0.0693in" fo:margin-bottom="0.0693in" loext:contextual-spacing="false" fo:orphans="0" fo:widows="0" fo:text-indent="0in" style:auto-text-indent="false"/>
      <style:text-properties style:font-name="Arial" fo:font-family="Arial" style:font-family-generic="swiss" style:font-pitch="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umbered_20_List" style:display-name="Numbered List" style:family="paragraph" style:parent-style-name="Body" style:next-style-name="Body" style:list-style-name="WW8Num2">
      <style:paragraph-properties fo:margin-left="0in" fo:margin-right="0in" fo:margin-top="0in" fo:margin-bottom="0in" loext:contextual-spacing="false" fo:text-indent="0in" style:auto-text-indent="false"/>
    </style:style>
    <style:style style:name="Bulleted_20_List" style:display-name="Bulleted List" style:family="paragraph" style:parent-style-name="Numbered_20_List" style:next-style-name="Body" style:list-style-name="WW8Num4">
      <style:paragraph-properties fo:margin-left="0in" fo:margin-right="0in" fo:margin-top="0in" fo:margin-bottom="0in" loext:contextual-spacing="false" fo:text-indent="0in" style:auto-text-indent="false"/>
    </style:style>
    <style:style style:name="Acronym" style:family="paragraph" style:parent-style-name="Body">
      <style:paragraph-properties fo:margin-left="0.5in" fo:margin-right="0in" fo:margin-top="0.0835in" fo:margin-bottom="0in" loext:contextual-spacing="false"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loext:contextual-spacing="false" fo:text-align="center" style:justify-single-word="false"/>
      <style:text-properties fo:font-size="8pt" style:font-size-asian="8pt"/>
    </style:style>
    <style:style style:name="Contents_20_10" style:display-name="Contents 10" style:family="paragraph" style:parent-style-name="Index" style:class="index">
      <style:paragraph-properties fo:margin-left="1.7689in" fo:margin-right="0in" fo:margin-top="0in" fo:margin-bottom="0in" loext:contextual-spacing="false"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4957in"/>
      </text:outline-level-style>
      <text:outline-level-style text:level="2" style:num-format="1" text:display-levels="2">
        <style:list-level-properties text:min-label-width="0.4602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025e651"/>
    </style:style>
    <style:style style:name="MP2" style:family="paragraph" style:parent-style-name="Standard">
      <style:paragraph-properties fo:margin-top="0.111in" fo:margin-bottom="0in" loext:contextual-spacing="false"/>
    </style:style>
    <style:style style:name="MP3" style:family="paragraph" style:parent-style-name="Legals">
      <style:text-properties officeooo:paragraph-rsid="0025e651"/>
    </style:style>
    <style:style style:name="MT1" style:family="text">
      <style:text-properties officeooo:rsid="001febee"/>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21">
      <number:year number:style="long"/>
    </number:date-style>
  </office:automatic-styles>
  <office:master-styles>
    <style:master-page style:name="Standard" style:page-layout-name="Mpm1">
      <style:header>
        <text:p text:style-name="Header"><draw:frame draw:style-name="Mfr1" draw:name="graphics1" text:anchor-type="paragraph" svg:x="0.0091in" svg:y="0.0138in" svg:width="0.95in" svg:height="0.4201in" draw:z-index="9"><draw:image xlink:href="Pictures/1000020100000427000001D80231D6ACC263EE0A.png" xlink:type="simple" xlink:show="embed" xlink:actuate="onLoad" loext:mime-type="image/png"/></draw:frame><text:tab/><text:user-defined style:data-style-name="N0" text:name="RFC Title">Multi-release JAR Support</text:user-defined><text:tab/>Page <text:page-number text:select-page="current">4</text:page-number><text:s/>of <text:page-count style:num-format="1">10</text:page-count></text:p>
        <text:p text:style-name="Header"/>
        <text:p text:style-name="Header"><text:tab/>Draft<text:tab/> <text:modification-date style:data-style-name="N76">December 13, 2017</text:modification-date></text:p>
      </style:header>
      <style:footer>
        <text:p text:style-name="MP1">Copyright © <text:span text:style-name="MT1">OSGi Alliance </text:span><text:span text:style-name="MT1"><text:modification-date style:data-style-name="N121">2017</text:modification-date></text:span><text:tab/><text:tab/>All Rights Reserved</text:p>
      </style:footer>
    </style:master-page>
    <style:master-page style:name="First_20_Page" style:display-name="First Page" style:page-layout-name="Mpm1" style:next-style-name="Standard">
      <style:header>
        <text:p text:style-name="MP2"/>
      </style:header>
      <style:footer>
        <text:p text:style-name="MP3">Copyright © <text:span text:style-name="MT1">OSGi Alliance </text:span><text:span text:style-name="MT1"><text:modification-date style:data-style-name="N121">2017</text:modification-dat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2.2$MacOSX_X86_64 LibreOffice_project/22b09f6418e8c2d508a9eaf86b2399209b0990f4</meta:generator>
    <meta:creation-date>2017-12-12T16:03:18.248367829</meta:creation-date>
    <meta:editing-cycles>38</meta:editing-cycles>
    <meta:editing-duration>PT17H46M30S</meta:editing-duration>
    <meta:initial-creator>BJ Hargrave</meta:initial-creator>
    <dc:date>2017-12-13T19:04:37.435243019</dc:date>
    <dc:creator>BJ Hargrave</dc:creator>
    <meta:document-statistic meta:table-count="2" meta:image-count="2" meta:object-count="0" meta:page-count="10" meta:paragraph-count="130" meta:word-count="2753" meta:character-count="17997" meta:non-whitespace-character-count="15340"/>
    <meta:user-defined meta:name="Info"/>
    <meta:user-defined meta:name="Info 3"/>
    <meta:user-defined meta:name="Info 4"/>
    <meta:user-defined meta:name="RFC Title">Multi-release JAR Support</meta:user-defined>
  </office:meta>
</office:document-meta>
</file>